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Sun, 3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ections: observation source, observation list search, information dialog, phase plot, period analysis, information dialog, plug-in preferences, time-frequency analysis, filtering observations, plot control, polynomial fit, references, glossary, and improved equation rendering for 2.21.0. Removed star naming section since AAVSO web resources available for thi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82</meta:editing-cycles>
    <dc:date>2020-05-03T00:27:23</dc:date>
    <meta:editing-duration>PT18H57M11S</meta:editing-duration>
    <meta:document-statistic meta:table-count="1" meta:image-count="0" meta:object-count="0" meta:page-count="2" meta:paragraph-count="60" meta:word-count="298" meta:character-count="1892"/>
  </office:meta>
</office:document-meta>
</file>